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39279096" text:style-name="L4">
        <text:list-item>
          <text:p text:style-name="P1">Hru hrají dva hráči proti sobě</text:p>
          <text:list>
            <text:list-item>
              <text:p text:style-name="P1">Každý hráč představuje jednoho mága</text:p>
            </text:list-item>
            <text:list-item>
              <text:p text:style-name="P1">Cílem hráče je zabít svého soupeře</text:p>
              <text:list>
                <text:list-item>
                  <text:p text:style-name="P1">To provede ….....</text:p>
                </text:list-item>
              </text:list>
            </text:list-item>
          </text:list>
        </text:list-item>
        <text:list-item>
          <text:p text:style-name="P1"/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7T19:55:22.58</meta:creation-date>
    <dc:date>2012-06-10T19:17:21.98</dc:date>
    <meta:editing-duration>PT42M46S</meta:editing-duration>
    <meta:editing-cycles>28</meta:editing-cycles>
    <meta:generator>LibreOffice/3.4$Win32 LibreOffice_project/340m1$Build-502</meta:generator>
    <meta:document-statistic meta:table-count="0" meta:image-count="0" meta:object-count="0" meta:page-count="1" meta:paragraph-count="4" meta:word-count="24" meta:character-count="132" meta:non-whitespace-character-count="112"/>
  </office:meta>
</office:document-meta>
</file>